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rc Fors Soler</text:span></text:p>
      <text:p text:style-name="P2"/>
      <text:p text:style-name="P1"><text:span text:style-name="T1">Pràctica 5: Instruccions d'entrada i sortida</text:span></text:p>
      <text:p text:style-name="P1"><text:span text:style-name="T2">L’objectiu d’aquesta pràctica és introduir les instruccions d'entrada i sortida bàsiques. A partir d'ara els nostres programes podran interaccionar amb l'"exterior"</text:span></text:p>
      <text:p text:style-name="P3"/>
      <text:p text:style-name="P3"/>
      <text:p text:style-name="P1"><text:span text:style-name="T2">Atenció, els següents exercicis han de fer-se en Java i en Python. Es recomana anar fent les dues versions seguides, millor que fer tots els exercicis primer en un llenguatges i després en l’altre.</text:span></text:p>
      <text:p text:style-name="P3"/>
      <text:p text:style-name="P3"/>
      <text:p text:style-name="P1"><text:span text:style-name="T2">Ejercicio 1</text:span></text:p>
      <text:p text:style-name="P1"><text:span text:style-name="T2">Python:</text:span></text:p>
      <text:p text:style-name="P1">#Donades dos variables A y B, que l’usuari ha d’introduir,</text:p>
      <text:p text:style-name="P1">#es demana un programa que intercanviï el valor de les variables.</text:p>
      <text:p text:style-name="P1">#1</text:p>
      <text:p text:style-name="P1"/>
      <text:p text:style-name="P1">A=int(input("Pon un numero: "))</text:p>
      <text:p text:style-name="P1">B=int(input("Pon otro numero: "))</text:p>
      <text:p text:style-name="P1">#A,B= B,A metodo mejor pero solo para python</text:p>
      <text:p text:style-name="P1"/>
      <text:p text:style-name="P1">A=A+B</text:p>
      <text:p text:style-name="P1"><text:soft-page-break/>B=A-B</text:p>
      <text:p text:style-name="P1">A=A-B</text:p>
      <text:p text:style-name="P1"/>
      <text:p text:style-name="P1">print(A,B)</text:p>
      <text:p text:style-name="P1"/>
      <text:p text:style-name="P1"><text:span text:style-name="T2">Java:</text:span></text:p>
      <text:p text:style-name="P1">//Donades dos variables A y B, que l’usuari ha d’introduir, es </text:p>
      <text:p text:style-name="P1">//demana un programa que intercanviï el valor de les variables.</text:p>
      <text:p text:style-name="P1">//1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A; //Declaración de la variable A de tipo Entero.</text:p>
      <text:p text:style-name="P1"><text:tab/><text:tab/>int B;</text:p>
      <text:p text:style-name="P1"><text:tab/><text:tab/>BufferedReader reader = new BufferedReader(new InputStreamReader(System.in)); //Sirve para abrir una especie de canal para poder usar el input</text:p>
      <text:p text:style-name="P1"><text:tab/><text:tab/>System.out.print("Pon un numero: "); //Imprime lo que le pongas entre los ().</text:p>
      <text:p text:style-name="P1"><text:tab/><text:tab/>String valorA = reader.readLine(); //Un input en java.</text:p>
      <text:p text:style-name="P1"><text:tab/><text:tab/>System.out.print("Pon otro numero: "); </text:p>
      <text:p text:style-name="P1"><text:tab/><text:tab/>String valorB = reader.readLine();</text:p>
      <text:p text:style-name="P1"><text:soft-page-break/><text:tab/><text:tab/>A=Integer.parseInt(valorA); //Aqui se pasa A a un entero</text:p>
      <text:p text:style-name="P1"><text:tab/><text:tab/>B=Integer.parseInt(valorB);</text:p>
      <text:p text:style-name="P1"><text:tab/><text:tab/>A=A+B;</text:p>
      <text:p text:style-name="P1"><text:tab/><text:tab/>B=A-B; </text:p>
      <text:p text:style-name="P1"><text:tab/><text:tab/>A=A-B;</text:p>
      <text:p text:style-name="P1"><text:tab/><text:tab/>System.out.print(A+" "+B); </text:p>
      <text:p text:style-name="P1"><text:tab/><text:tab/></text:p>
      <text:p text:style-name="P1"><text:tab/>}</text:p>
      <text:p text:style-name="P1">}</text:p>
      <text:p text:style-name="P1"/>
      <text:p text:style-name="P1"><text:span text:style-name="T2">Ejercicio 2</text:span></text:p>
      <text:p text:style-name="P1">Python:</text:p>
      <text:p text:style-name="P1">#Realitza un programa que demani a l’usuari dos nombres i</text:p>
      <text:p text:style-name="P1">#després mostri per pantalla la suma dels dos.</text:p>
      <text:p text:style-name="P1">#2</text:p>
      <text:p text:style-name="P1"/>
      <text:p text:style-name="P1">A=int(input("Numero 1: "))</text:p>
      <text:p text:style-name="P1">B=int(input("Numero 2: "))</text:p>
      <text:p text:style-name="P1"/>
      <text:p text:style-name="P1">print A+B</text:p>
      <text:p text:style-name="P3"/>
      <text:p text:style-name="P1"><text:soft-page-break/><text:span text:style-name="T2">Java:</text:span></text:p>
      <text:p text:style-name="P1">//Realitza un programa que demani a l’usuari dos nombres i després </text:p>
      <text:p text:style-name="P1">//mostri per pantalla la suma dels dos.</text:p>
      <text:p text:style-name="P1">//2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A;</text:p>
      <text:p text:style-name="P1"><text:tab/><text:tab/>int B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Numero 1: ");</text:p>
      <text:p text:style-name="P1"><text:tab/><text:tab/>String valorA = reader.readLine();</text:p>
      <text:p text:style-name="P1"><text:tab/><text:tab/>System.out.print("Numero 2: ");</text:p>
      <text:p text:style-name="P1"><text:tab/><text:tab/>String valorB = reader.readLine();</text:p>
      <text:p text:style-name="P1"><text:tab/><text:tab/></text:p>
      <text:p text:style-name="P1"><text:tab/><text:tab/>A=Integer.parseInt(valorA); //Aqui se pasa A a un entero</text:p>
      <text:p text:style-name="P1"><text:tab/><text:tab/>B=Integer.parseInt(valorB);</text:p>
      <text:p text:style-name="P1"><text:soft-page-break/><text:tab/><text:tab/></text:p>
      <text:p text:style-name="P1"><text:tab/><text:tab/>A=A+B;</text:p>
      <text:p text:style-name="P1"><text:tab/><text:tab/></text:p>
      <text:p text:style-name="P1"><text:tab/><text:tab/>System.out.print(A); </text:p>
      <text:p text:style-name="P1"><text:tab/><text:tab/></text:p>
      <text:p text:style-name="P1"><text:tab/>}</text:p>
      <text:p text:style-name="P1">}</text:p>
      <text:p text:style-name="P3"/>
      <text:p text:style-name="P1"><text:span text:style-name="T2">Practica 3</text:span></text:p>
      <text:p text:style-name="P1"><text:span text:style-name="T2">Python:</text:span></text:p>
      <text:p text:style-name="P1">#Programa que determini la edat d’un usuari (paràmetre d’entrada)</text:p>
      <text:p text:style-name="P1">#quan hagi transcorregut un quart de segle.</text:p>
      <text:p text:style-name="P1">#3</text:p>
      <text:p text:style-name="P1"/>
      <text:p text:style-name="P1">edad=int(input("Pon tu edad: "))</text:p>
      <text:p text:style-name="P1"/>
      <text:p text:style-name="P1">print edad+25</text:p>
      <text:p text:style-name="P1"/>
      <text:p text:style-name="P1"><text:span text:style-name="T2">Java:</text:span></text:p>
      <text:p text:style-name="P1">import java.io.*;</text:p>
      <text:p text:style-name="P1"><text:s/></text:p>
      <text:p text:style-name="P1"><text:soft-page-break/>public class practica5{</text:p>
      <text:p text:style-name="P1"><text:tab/>public static void main(String[] args) throws IOException {</text:p>
      <text:p text:style-name="P1"><text:tab/><text:tab/>int edad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Que edad tienes: ");</text:p>
      <text:p text:style-name="P1"><text:tab/><text:tab/>String valoredad = reader.readLine();</text:p>
      <text:p text:style-name="P1"><text:tab/><text:tab/></text:p>
      <text:p text:style-name="P1"><text:tab/><text:tab/>edad=Integer.parseInt(valoredad);</text:p>
      <text:p text:style-name="P1"/>
      <text:p text:style-name="P1"><text:tab/><text:tab/>edad=edad+25;</text:p>
      <text:p text:style-name="P1"><text:tab/><text:tab/></text:p>
      <text:p text:style-name="P1"><text:tab/><text:tab/>System.out.print(edad);</text:p>
      <text:p text:style-name="P1"><text:tab/><text:tab/></text:p>
      <text:p text:style-name="P1"><text:tab/>}</text:p>
      <text:p text:style-name="P1">}</text:p>
      <text:p text:style-name="P3"/>
      <text:p text:style-name="P1"><text:span text:style-name="T2">Ejercicio 4</text:span></text:p>
      <text:p text:style-name="P1"><text:span text:style-name="T2">Python:</text:span></text:p>
      <text:p text:style-name="P1">#Programa que mostri el resultat d’elevar a la quarta potència un </text:p>
      <text:p text:style-name="P1"><text:soft-page-break/>#nombre introduït per teclat.</text:p>
      <text:p text:style-name="P1">#4</text:p>
      <text:p text:style-name="P1">num=int(input("Pon un numero: "))</text:p>
      <text:p text:style-name="P1"/>
      <text:p text:style-name="P1">print num**4</text:p>
      <text:p text:style-name="P1"/>
      <text:p text:style-name="P1"><text:span text:style-name="T2">Java:</text:span></text:p>
      <text:p text:style-name="P1">//Programa que mostri el resultat d’elevar a la quarta potència un nombre </text:p>
      <text:p text:style-name="P1">//introduït per teclat. </text:p>
      <text:p text:style-name="P1">//4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num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un numero: ");</text:p>
      <text:p text:style-name="P1"><text:tab/><text:tab/>String valornum = reader.readLine();</text:p>
      <text:p text:style-name="P1"><text:soft-page-break/><text:tab/><text:tab/></text:p>
      <text:p text:style-name="P1"><text:tab/><text:tab/>num=Integer.parseInt(valornum);</text:p>
      <text:p text:style-name="P1"><text:tab/><text:tab/></text:p>
      <text:p text:style-name="P1"><text:tab/><text:tab/>num = (int) Math.pow(num, 4); //Math.pow(variable, n) sirve para poder elevar facilmente / (int) Todo despues de esto lo pasa a int</text:p>
      <text:p text:style-name="P1"><text:tab/><text:tab/></text:p>
      <text:p text:style-name="P1"><text:tab/><text:tab/>System.out.print(num);</text:p>
      <text:p text:style-name="P1"><text:tab/><text:tab/></text:p>
      <text:p text:style-name="P1"><text:tab/>}</text:p>
      <text:p text:style-name="P1">}</text:p>
      <text:p text:style-name="P1"/>
      <text:p text:style-name="P1"><text:span text:style-name="T2">Ejercicio 5</text:span></text:p>
      <text:p text:style-name="P1"><text:span text:style-name="T2">Python:</text:span></text:p>
      <text:p text:style-name="P1">#Programa que demani una quantitat en euros i determini quin era</text:p>
      <text:p text:style-name="P1">#el seu valor amb les antigues “pessetes”.</text:p>
      <text:p text:style-name="P1">#5</text:p>
      <text:p text:style-name="P1">euros=int(input("Pon la cantidad en euros"))</text:p>
      <text:p text:style-name="P1">pesetas= 166.386</text:p>
      <text:p text:style-name="P1"/>
      <text:p text:style-name="P1">print euros*pesetas</text:p>
      <text:p text:style-name="P1"/>
      <text:p text:style-name="P1"><text:span text:style-name="T2">Java:</text:span></text:p>
      <text:p text:style-name="P1"><text:soft-page-break/>//Programa que demani una quantitat en euros i determini quin era el seu </text:p>
      <text:p text:style-name="P1">//valor amb les antigues “pessetes”.</text:p>
      <text:p text:style-name="P1">//5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double euros;</text:p>
      <text:p text:style-name="P1"><text:tab/><text:tab/>double pesetas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la cantidad de euros: ");</text:p>
      <text:p text:style-name="P1"><text:tab/><text:tab/>String valoreuros = reader.readLine();</text:p>
      <text:p text:style-name="P1"><text:tab/><text:tab/></text:p>
      <text:p text:style-name="P1"><text:tab/><text:tab/>euros=Double.parseDouble(valoreuros);</text:p>
      <text:p text:style-name="P1"><text:tab/><text:tab/>pesetas= 166.386;</text:p>
      <text:p text:style-name="P1"><text:tab/><text:tab/></text:p>
      <text:p text:style-name="P1"><text:tab/><text:tab/>euros= pesetas* (double) euros;</text:p>
      <text:p text:style-name="P1"><text:tab/><text:tab/></text:p>
      <text:p text:style-name="P1"><text:soft-page-break/><text:tab/><text:tab/>System.out.print(euros); </text:p>
      <text:p text:style-name="P1"><text:tab/><text:tab/></text:p>
      <text:p text:style-name="P1"><text:tab/>}</text:p>
      <text:p text:style-name="P1">}</text:p>
      <text:p text:style-name="P1"/>
      <text:p text:style-name="P1"><text:span text:style-name="T2">Ejercicio 6</text:span></text:p>
      <text:p text:style-name="P1"><text:span text:style-name="T2">Python:</text:span></text:p>
      <text:p text:style-name="P1">#Donades la base i l’altura d’un rectangle per part de l’usuari,</text:p>
      <text:p text:style-name="P1">#crea un programa que calculi el àrea (Àrea = Base * Altura).</text:p>
      <text:p text:style-name="P1">#6</text:p>
      <text:p text:style-name="P1"/>
      <text:p text:style-name="P1">base=int(input("Pon la base del rectangulo: "))</text:p>
      <text:p text:style-name="P1">altura=int(input("Pon la altura del rectangulo: "))</text:p>
      <text:p text:style-name="P1"/>
      <text:p text:style-name="P1">print base*altura</text:p>
      <text:p text:style-name="P1"/>
      <text:p text:style-name="P1"><text:span text:style-name="T2">Java:</text:span></text:p>
      <text:p text:style-name="P1">//Donades la base i l’altura d’un rectangle per part de l’usuari, crea un programa </text:p>
      <text:p text:style-name="P1">//que calculi el àrea (Àrea = Base * Altura).</text:p>
      <text:p text:style-name="P1">//6</text:p>
      <text:p text:style-name="P1"/>
      <text:p text:style-name="P1"><text:soft-page-break/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double base;</text:p>
      <text:p text:style-name="P1"><text:tab/><text:tab/>double altura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la base del rectangulo: ");</text:p>
      <text:p text:style-name="P1"><text:tab/><text:tab/>String valorbase = reader.readLine();</text:p>
      <text:p text:style-name="P1"><text:tab/><text:tab/>System.out.print("Pon la altura del rectangulo: ");</text:p>
      <text:p text:style-name="P1"><text:tab/><text:tab/>String valoraltura = reader.readLine();</text:p>
      <text:p text:style-name="P1"><text:tab/><text:tab/></text:p>
      <text:p text:style-name="P1"><text:tab/><text:tab/>base=Double.parseDouble(valorbase);</text:p>
      <text:p text:style-name="P1"><text:tab/><text:tab/>altura=Double.parseDouble(valoraltura);</text:p>
      <text:p text:style-name="P1"><text:tab/><text:tab/></text:p>
      <text:p text:style-name="P1"><text:tab/><text:tab/>System.out.print(base*altura); </text:p>
      <text:p text:style-name="P1"><text:tab/><text:tab/></text:p>
      <text:p text:style-name="P1"><text:tab/>}</text:p>
      <text:p text:style-name="P1">}</text:p>
      <text:p text:style-name="P1"><text:soft-page-break/></text:p>
      <text:p text:style-name="P1"><text:span text:style-name="T2">Ejercicio 7</text:span></text:p>
      <text:p text:style-name="P1"><text:span text:style-name="T2">Python:</text:span></text:p>
      <text:p text:style-name="P1">#Escriu un programa que demani a l’usuari el nom i l’edat. </text:p>
      <text:p text:style-name="P1">#Després ha de mostrar per pantalla: “Hola (nom), la teva edat és (edat)”;</text:p>
      <text:p text:style-name="P1">#7</text:p>
      <text:p text:style-name="P1"/>
      <text:p text:style-name="P1">nombre=raw_input("Pon tu nombre: ")</text:p>
      <text:p text:style-name="P1">edad=int(input("Pon tu edad: "))</text:p>
      <text:p text:style-name="P1"/>
      <text:p text:style-name="P1">print ("Hola"+nombre+"la teva edat és "+str(edad))</text:p>
      <text:p text:style-name="P1"/>
      <text:p text:style-name="P1"><text:span text:style-name="T2">Java:</text:span></text:p>
      <text:p text:style-name="P1">//Escriu un programa que demani a l’usuari el nom i l’edat. Després ha de mostrar </text:p>
      <text:p text:style-name="P1">//per pantalla: “Hola (nom), la teva edat és (edat)”;</text:p>
      <text:p text:style-name="P1">//7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soft-page-break/><text:tab/><text:tab/>String nombre;</text:p>
      <text:p text:style-name="P1"><text:tab/><text:tab/>String edad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tu nombre: ");</text:p>
      <text:p text:style-name="P1"><text:tab/><text:tab/>nombre = reader.readLine();</text:p>
      <text:p text:style-name="P1"><text:tab/><text:tab/>System.out.print("Pon tu edad: ");</text:p>
      <text:p text:style-name="P1"><text:tab/><text:tab/>edad = reader.readLine();</text:p>
      <text:p text:style-name="P1"><text:tab/><text:tab/></text:p>
      <text:p text:style-name="P1"><text:tab/><text:tab/>System.out.print("Hola "+nombre+" la teva edat és "+edad); </text:p>
      <text:p text:style-name="P1"><text:tab/><text:tab/></text:p>
      <text:p text:style-name="P1"><text:tab/>}</text:p>
      <text:p text:style-name="P1">}</text:p>
      <text:p text:style-name="P1"/>
      <text:p text:style-name="P3"/>
      <text:p text:style-name="P1"><text:span text:style-name="T2">Ejercicio 8</text:span></text:p>
      <text:p text:style-name="P1"><text:span text:style-name="T2">Python:</text:span></text:p>
      <text:p text:style-name="P1">#Escriu un programa que demani dos variables a l’usuari, i mostri per </text:p>
      <text:p text:style-name="P1">#pantalla la seva suma, resta, multiplicació, divisió i mòdul .</text:p>
      <text:p text:style-name="P1">#8</text:p>
      <text:p text:style-name="P1"><text:soft-page-break/></text:p>
      <text:p text:style-name="P1">A=int(input("Pon un numero: "))</text:p>
      <text:p text:style-name="P1">B=int(input("Pon otro numero: "))</text:p>
      <text:p text:style-name="P1"/>
      <text:p text:style-name="P1">print ("Suma "+str(A+B)+"\nResta "+str(A-B)+"\nMultiplicación "+str(A*B)+"\nDisión "+str(A/B)+"\nModulo "+str(A%B))</text:p>
      <text:p text:style-name="P1"/>
      <text:p text:style-name="P1"><text:span text:style-name="T2">Java:</text:span></text:p>
      <text:p text:style-name="P1">//Escriu un programa que demani dos variables a l’usuari, i mostri per pantalla </text:p>
      <text:p text:style-name="P1">//la seva suma, resta, multiplicació, divisió i mòdul .</text:p>
      <text:p text:style-name="P1">//8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A;</text:p>
      <text:p text:style-name="P1"><text:tab/><text:tab/>int B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un numero: ");</text:p>
      <text:p text:style-name="P1"><text:soft-page-break/><text:tab/><text:tab/>String num1 = reader.readLine();</text:p>
      <text:p text:style-name="P1"><text:tab/><text:tab/>System.out.print("Pon otro numero: ");</text:p>
      <text:p text:style-name="P1"><text:tab/><text:tab/>String num2 = reader.readLine();</text:p>
      <text:p text:style-name="P1"><text:tab/><text:tab/></text:p>
      <text:p text:style-name="P1"><text:tab/><text:tab/>A=Integer.parseInt(num1);</text:p>
      <text:p text:style-name="P1"><text:tab/><text:tab/>B=Integer.parseInt(num2);</text:p>
      <text:p text:style-name="P1"><text:tab/><text:tab/></text:p>
      <text:p text:style-name="P1"><text:tab/><text:tab/></text:p>
      <text:p text:style-name="P1"><text:tab/><text:tab/>System.out.print("Suma "+(A+B)+"\nResta "+(A-B)+"\nMultiplicación "+(A*B)+"\nDivisión "+(A/B)+"\nModulo "+(A%B)); </text:p>
      <text:p text:style-name="P1"><text:tab/><text:tab/></text:p>
      <text:p text:style-name="P1"><text:tab/>}</text:p>
      <text:p text:style-name="P1">}</text:p>
      <text:p text:style-name="P1"/>
      <text:p text:style-name="P3"/>
      <text:p text:style-name="P1"><text:span text:style-name="T2">Ejercicio 9</text:span></text:p>
      <text:p text:style-name="P1"><text:span text:style-name="T2">Python:</text:span></text:p>
      <text:p text:style-name="P1">#Realitza un programa que calculi el àrea i el perímetre d’una circumferència.</text:p>
      <text:p text:style-name="P1">L’usuari haurà d’introduir el radi de la circumferència. ( A = π * r^2) ( P=2*π*r).</text:p>
      <text:p text:style-name="P1">#9</text:p>
      <text:p text:style-name="P1"/>
      <text:p text:style-name="P1">import math</text:p>
      <text:p text:style-name="P1"><text:soft-page-break/>math.pi</text:p>
      <text:p text:style-name="P1"/>
      <text:p text:style-name="P1">radio = raw_input("Introduïu el radi:")</text:p>
      <text:p text:style-name="P1">radio2 = float(radio)</text:p>
      <text:p text:style-name="P1">area = math.pi * radio2**2</text:p>
      <text:p text:style-name="P1">print "El area es:",area</text:p>
      <text:p text:style-name="P1"/>
      <text:p text:style-name="P1"><text:span text:style-name="T2">Java:</text:span></text:p>
      <text:p text:style-name="P1">//Realitza un programa que calculi el àrea i el perímetre d’una circumferència. </text:p>
      <text:p text:style-name="P1">//L’usuari haurà d’introduir el radi de la circumferència. ( A = π * r^2) ( P=2*π*r).</text:p>
      <text:p text:style-name="P1">//9</text:p>
      <text:p text:style-name="P1"/>
      <text:p text:style-name="P1">import java.io.*;</text:p>
      <text:p text:style-name="P1"><text:s text:c="5"/></text:p>
      <text:p text:style-name="P1">public class practica5{</text:p>
      <text:p text:style-name="P1"><text:tab/>public static void main(String[] args) throws IOException {</text:p>
      <text:p text:style-name="P1"><text:tab/><text:tab/>float radi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s text:c="8"/>System.out.println("Càlcul de l'àrea d'un cercle");</text:p>
      <text:p text:style-name="P1"><text:soft-page-break/><text:s text:c="8"/>System.out.print("Introduïu el radi: ");</text:p>
      <text:p text:style-name="P1"><text:s text:c="8"/></text:p>
      <text:p text:style-name="P1"><text:s text:c="8"/></text:p>
      <text:p text:style-name="P1"><text:s text:c="8"/>String linia = reader.readLine();</text:p>
      <text:p text:style-name="P1"><text:s text:c="8"/>radi = Float.parseFloat(linia);</text:p>
      <text:p text:style-name="P1"><text:s text:c="8"/>float area = <text:s/>(float)Math.PI * radi * radi; //El (float) convierte todo lo siguiente hasta el ; en float Math.pi es para sacar el numero pi.</text:p>
      <text:p text:style-name="P1"><text:s text:c="8"/>System.out.println(" L'àrea és " + area);</text:p>
      <text:p text:style-name="P1"><text:tab/>}</text:p>
      <text:p text:style-name="P1">}</text:p>
      <text:p text:style-name="P1"/>
      <text:p text:style-name="P3"/>
      <text:p text:style-name="P1"><text:span text:style-name="T2">Ejercicio 10</text:span></text:p>
      <text:p text:style-name="P1"><text:span text:style-name="T2">Python:</text:span></text:p>
      <text:p text:style-name="P1">#Escriu un programa que mostri el resultat de l’equació de tercer grau. </text:p>
      <text:p text:style-name="P1">#Per a realitzar el programa s’hauran de llegir els coeficients (a, b, c i d) </text:p>
      <text:p text:style-name="P1">#i el valor de x. El resultat es mostrarà per pantalla.</text:p>
      <text:p text:style-name="P1">#10</text:p>
      <text:p text:style-name="P1"/>
      <text:p text:style-name="P1">print "Programa para calcula equaciones de tercer grado: "</text:p>
      <text:p text:style-name="P1"/>
      <text:p text:style-name="P1">a=int(input("Valor de a: "))</text:p>
      <text:p text:style-name="P1"><text:soft-page-break/>b=int(input("Valor de b: "))</text:p>
      <text:p text:style-name="P1">c=int(input("Valor de c: "))</text:p>
      <text:p text:style-name="P1">d=int(input("Valor de d: "))</text:p>
      <text:p text:style-name="P1">x=int(input("Valor de x: "))</text:p>
      <text:p text:style-name="P1"/>
      <text:p text:style-name="P1">result= a*x**3+b*x**2+c*x**1+d</text:p>
      <text:p text:style-name="P1"/>
      <text:p text:style-name="P1">print "La equación de tercer grado da: ",result</text:p>
      <text:p text:style-name="P1"/>
      <text:p text:style-name="P1"><text:span text:style-name="T2">Java:</text:span></text:p>
      <text:p text:style-name="P1">//Escriu un programa que mostri el resultat de l’equació de tercer grau. </text:p>
      <text:p text:style-name="P1">//Per a realitzar el programa s’hauran de llegir els coeficients (a, b, c i d) i el valor de x. El resultat es mostrarà per pantalla.</text:p>
      <text:p text:style-name="P1">//10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a;</text:p>
      <text:p text:style-name="P1"><text:tab/><text:tab/>int b;</text:p>
      <text:p text:style-name="P1"><text:tab/><text:tab/>int c;</text:p>
      <text:p text:style-name="P1"><text:soft-page-break/><text:tab/><text:tab/>int d;</text:p>
      <text:p text:style-name="P1"><text:tab/><text:tab/>int x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Valor de a: ");</text:p>
      <text:p text:style-name="P1"><text:tab/><text:tab/>String a1 = reader.readLine();</text:p>
      <text:p text:style-name="P1"><text:tab/><text:tab/>System.out.print("Valor de b: ");</text:p>
      <text:p text:style-name="P1"><text:tab/><text:tab/>String b1 = reader.readLine();</text:p>
      <text:p text:style-name="P1"><text:tab/><text:tab/>System.out.print("Valor de c: ");</text:p>
      <text:p text:style-name="P1"><text:tab/><text:tab/>String c1 = reader.readLine();</text:p>
      <text:p text:style-name="P1"><text:tab/><text:tab/>System.out.print("Valor de d: ");</text:p>
      <text:p text:style-name="P1"><text:tab/><text:tab/>String d1 = reader.readLine();</text:p>
      <text:p text:style-name="P1"><text:tab/><text:tab/>System.out.print("Valor de x: ");</text:p>
      <text:p text:style-name="P1"><text:tab/><text:tab/>String x1 = reader.readLine();</text:p>
      <text:p text:style-name="P1"><text:tab/><text:tab/></text:p>
      <text:p text:style-name="P1"><text:tab/><text:tab/>a = Integer.parseInt(a1);</text:p>
      <text:p text:style-name="P1"><text:tab/><text:tab/>b = Integer.parseInt(b1);</text:p>
      <text:p text:style-name="P1"><text:tab/><text:tab/>c = Integer.parseInt(c1);</text:p>
      <text:p text:style-name="P1"><text:tab/><text:tab/>d = Integer.parseInt(d1);</text:p>
      <text:p text:style-name="P1"><text:tab/><text:tab/>x = Integer.parseInt(x1);</text:p>
      <text:p text:style-name="P1"><text:soft-page-break/><text:tab/><text:tab/></text:p>
      <text:p text:style-name="P1"><text:tab/><text:tab/>double result=a*Math.pow(x, 3)+b * Math.pow(x, 2)+c * Math.pow(x, 1)+d; //El Math.pow sirve para elevar la variable de la izquierda del () al exponente de la derecha.</text:p>
      <text:p text:style-name="P1"><text:tab/><text:tab/></text:p>
      <text:p text:style-name="P1"><text:tab/><text:tab/>System.out.print(result); </text:p>
      <text:p text:style-name="P1"><text:tab/><text:tab/></text:p>
      <text:p text:style-name="P1"><text:tab/>}</text:p>
      <text:p text:style-name="P1">}</text:p>
      <text:p text:style-name="P1"/>
      <text:p text:style-name="P3"/>
      <text:p text:style-name="P1"><text:span text:style-name="T2">Ejercicio 11</text:span></text:p>
      <text:p text:style-name="P1"><text:span text:style-name="T2">Python:</text:span></text:p>
      <text:p text:style-name="P1">#Programa que demani una quantitat –preu d’un producte – i calculi i </text:p>
      <text:p text:style-name="P1">#visualitzi la quantitat d’IVA (aplicant un percentatge del 21 %) </text:p>
      <text:p text:style-name="P1">#i la quantitat total a pagar (preu original + Iva).</text:p>
      <text:p text:style-name="P1">#11</text:p>
      <text:p text:style-name="P1"/>
      <text:p text:style-name="P1">cantidad=int(input("Pon la cantidad del producto: "))</text:p>
      <text:p text:style-name="P1">precio=int(input("Pon el precio del producto: "))</text:p>
      <text:p text:style-name="P1"/>
      <text:p text:style-name="P1">total = cantidad*precio</text:p>
      <text:p text:style-name="P1">iva = total*21/100</text:p>
      <text:p text:style-name="P1"><text:soft-page-break/>total = iva+total</text:p>
      <text:p text:style-name="P1">print "El precio con IVA es: ",total,"€"</text:p>
      <text:p text:style-name="P1"/>
      <text:p text:style-name="P1"><text:span text:style-name="T2">Java:</text:span></text:p>
      <text:p text:style-name="P1">//Programa que demani una quantitat –preu d’un producte – i calculi i </text:p>
      <text:p text:style-name="P1">//visualitzi la quantitat d’IVA (aplicant un percentatge del 21 %) i </text:p>
      <text:p text:style-name="P1">//la quantitat total a pagar (preu original + Iva).</text:p>
      <text:p text:style-name="P1">//11</text:p>
      <text:p text:style-name="P1"/>
      <text:p text:style-name="P1">import java.io.*;</text:p>
      <text:p text:style-name="P1"><text:s text:c="5"/></text:p>
      <text:p text:style-name="P1">public class practica5{</text:p>
      <text:p text:style-name="P1"><text:tab/>public static void main(String[] args) throws IOException {</text:p>
      <text:p text:style-name="P1"><text:tab/><text:tab/>double cantidad; </text:p>
      <text:p text:style-name="P1"><text:tab/><text:tab/>double precio; 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s text:c="8"/>System.out.print("Pon la cantidad del producto: ");</text:p>
      <text:p text:style-name="P1"><text:s text:c="8"/>String cantidad1 = reader.readLine();</text:p>
      <text:p text:style-name="P1"><text:s text:c="8"/>System.out.print("Pon el precio del producto: ");</text:p>
      <text:p text:style-name="P1"><text:soft-page-break/><text:s text:c="8"/>String precio1 = reader.readLine();</text:p>
      <text:p text:style-name="P1"><text:s text:c="8"/></text:p>
      <text:p text:style-name="P1"><text:s text:c="8"/>cantidad = Double.parseDouble(cantidad1);</text:p>
      <text:p text:style-name="P1"><text:s text:c="8"/>precio = Double.parseDouble(precio1);</text:p>
      <text:p text:style-name="P1"><text:s text:c="8"/></text:p>
      <text:p text:style-name="P1"><text:s text:c="8"/>double total = cantidad*precio;</text:p>
      <text:p text:style-name="P1"><text:s text:c="8"/>total=total*0.21+total;</text:p>
      <text:p text:style-name="P1"><text:s text:c="8"/></text:p>
      <text:p text:style-name="P1"><text:s text:c="8"/>System.out.println("El precio con IVA es: "+total+"€");</text:p>
      <text:p text:style-name="P1"><text:tab/>}</text:p>
      <text:p text:style-name="P1">}</text:p>
      <text:p text:style-name="P1"/>
      <text:p text:style-name="P3"/>
      <text:p text:style-name="P1"><text:span text:style-name="T2">Ejercicio 12</text:span></text:p>
      <text:p text:style-name="P1"><text:span text:style-name="T2">Python:</text:span></text:p>
      <text:p text:style-name="P1">#Modifica l’exercici anterior perquè el percentatge d’IVA sigui</text:p>
      <text:p text:style-name="P1">#variable (introduït per l’usuari).</text:p>
      <text:p text:style-name="P1">#12</text:p>
      <text:p text:style-name="P1"/>
      <text:p text:style-name="P1">cantidad=int(input("Pon la cantidad del producto: "))</text:p>
      <text:p text:style-name="P1">precio=int(input("Pon el precio del producto: "))</text:p>
      <text:p text:style-name="P1"><text:soft-page-break/>valoriva=int(input("Pon el IVA: "))</text:p>
      <text:p text:style-name="P1">total = cantidad*precio</text:p>
      <text:p text:style-name="P1">iva = total*valoriva/100</text:p>
      <text:p text:style-name="P1">total = iva+total</text:p>
      <text:p text:style-name="P1">print "El precio con IVA es: ",total,"€"</text:p>
      <text:p text:style-name="P1"/>
      <text:p text:style-name="P1"><text:span text:style-name="T2">Java:</text:span></text:p>
      <text:p text:style-name="P1">//Modifica l’exercici anterior perquè el percentatge d’IVA sigui variable </text:p>
      <text:p text:style-name="P1">//(introduït per l’usuari).</text:p>
      <text:p text:style-name="P1">//12</text:p>
      <text:p text:style-name="P1"/>
      <text:p text:style-name="P1">import java.io.*;</text:p>
      <text:p text:style-name="P1"><text:s text:c="5"/></text:p>
      <text:p text:style-name="P1">public class practica5{</text:p>
      <text:p text:style-name="P1"><text:tab/>public static void main(String[] args) throws IOException {</text:p>
      <text:p text:style-name="P1"><text:tab/><text:tab/>double cantidad; </text:p>
      <text:p text:style-name="P1"><text:tab/><text:tab/>double precio; </text:p>
      <text:p text:style-name="P1"><text:tab/><text:tab/>double iva; 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soft-page-break/><text:s text:c="8"/>System.out.print("Pon la cantidad del producto: ");</text:p>
      <text:p text:style-name="P1"><text:s text:c="8"/>String cantidad1 = reader.readLine();</text:p>
      <text:p text:style-name="P1"><text:s text:c="8"/>System.out.print("Pon el precio del producto: ");</text:p>
      <text:p text:style-name="P1"><text:s text:c="8"/>String precio1 = reader.readLine();</text:p>
      <text:p text:style-name="P1"><text:s text:c="8"/>System.out.print("Pon el IVA sin el porcentaje: ");</text:p>
      <text:p text:style-name="P1"><text:s text:c="8"/>String iva1 = reader.readLine();</text:p>
      <text:p text:style-name="P1"><text:s text:c="8"/></text:p>
      <text:p text:style-name="P1"><text:s text:c="8"/>cantidad = Double.parseDouble(cantidad1);</text:p>
      <text:p text:style-name="P1"><text:s text:c="8"/>precio = Double.parseDouble(precio1);</text:p>
      <text:p text:style-name="P1"><text:s text:c="8"/>iva = Double.parseDouble(iva1);</text:p>
      <text:p text:style-name="P1"><text:s text:c="8"/></text:p>
      <text:p text:style-name="P1"><text:s text:c="8"/>double total = cantidad*precio;</text:p>
      <text:p text:style-name="P1"><text:s text:c="8"/>System.out.println(total);</text:p>
      <text:p text:style-name="P1"><text:s text:c="8"/>total=total*iva/100+total;</text:p>
      <text:p text:style-name="P1"><text:s text:c="8"/></text:p>
      <text:p text:style-name="P1"><text:s text:c="8"/>System.out.println("El precio con IVA es: "+total+"€");</text:p>
      <text:p text:style-name="P1"><text:s text:c="8"/>System.out.println("El IVA es del: "+iva+"%");</text:p>
      <text:p text:style-name="P1"><text:tab/>}</text:p>
      <text:p text:style-name="P1">}</text:p>
      <text:p text:style-name="P1"/>
      <text:p text:style-name="P3"/>
      <text:p text:style-name="P1"><text:soft-page-break/><text:span text:style-name="T2">Ejercicio 13</text:span></text:p>
      <text:p text:style-name="P1"><text:span text:style-name="T2">Python:</text:span></text:p>
      <text:p text:style-name="P1">#Una companyia de refrescos comercialitza tres productes: de cola, </text:p>
      <text:p text:style-name="P1">#de taronja i de llimona. Es desitja realitzar un programa que calculi </text:p>
      <text:p text:style-name="P1">#les ventes de cada producte. Per a això es llegirà la quantitat venuda </text:p>
      <text:p text:style-name="P1">#i el preu de cada producte. Per finalitzar es mostrarà un informe </text:p>
      <text:p text:style-name="P1">#de les vendes semblant a aquest: </text:p>
      <text:p text:style-name="P1">#13</text:p>
      <text:p text:style-name="P1"/>
      <text:p text:style-name="P1">vendido1=int(input("Pon la cantidad vendida de cola: "))</text:p>
      <text:p text:style-name="P1">precio1=float(input("Pon el precio de cola: "))</text:p>
      <text:p text:style-name="P1">vendido2=int(input("Pon la cantidad vendida de taronja: "))</text:p>
      <text:p text:style-name="P1">precio2=float(input("Pon el precio de taronja: "))</text:p>
      <text:p text:style-name="P1">vendido3=int(input("Pon la cantidad vendida de llimona: "))</text:p>
      <text:p text:style-name="P1">precio3=float(input("Pon el precio de llimona: "))</text:p>
      <text:p text:style-name="P1"/>
      <text:p text:style-name="P1">total1=vendido1*precio1</text:p>
      <text:p text:style-name="P1">total2=vendido2*precio2</text:p>
      <text:p text:style-name="P1">total3=vendido3*precio3</text:p>
      <text:p text:style-name="P1"/>
      <text:p text:style-name="P1">print "---------------------------------------"</text:p>
      <text:p text:style-name="P1"><text:soft-page-break/>print "Producte<text:tab/>Vendes<text:tab/>Preu<text:tab/>Total"</text:p>
      <text:p text:style-name="P1">print "Cola<text:tab/><text:tab/>",vendido1," <text:s text:c="3"/>",precio1," ", total1</text:p>
      <text:p text:style-name="P1">print "Taronja<text:tab/><text:tab/>",vendido2," <text:s text:c="3"/>",precio2," ", total2</text:p>
      <text:p text:style-name="P1">print "Llimona<text:tab/><text:tab/>",vendido3," <text:s text:c="3"/>",precio3," ", total3</text:p>
      <text:p text:style-name="P1">print "---------------------------------------"</text:p>
      <text:p text:style-name="P1">print "TOTAL<text:tab/><text:tab/><text:tab/><text:tab/> ",total1+total2+total3</text:p>
      <text:p text:style-name="P1"/>
      <text:p text:style-name="P1"><text:span text:style-name="T2">Java:</text:span></text:p>
      <text:p text:style-name="P1">//Una companyia de refrescos comercialitza tres productes: de cola, de </text:p>
      <text:p text:style-name="P1">//taronja i de llimona. Es desitja realitzar un programa que calculi </text:p>
      <text:p text:style-name="P1">//les ventes de cada producte. Per a això es llegirà la quantitat venuda </text:p>
      <text:p text:style-name="P1">//i el preu de cada producte. Per finalitzar es mostrarà un informe </text:p>
      <text:p text:style-name="P1">//de les vendes semblant a aquest: </text:p>
      <text:p text:style-name="P1">//13</text:p>
      <text:p text:style-name="P1"/>
      <text:p text:style-name="P1">import java.io.*;</text:p>
      <text:p text:style-name="P1"><text:s text:c="5"/></text:p>
      <text:p text:style-name="P1">public class practica5{</text:p>
      <text:p text:style-name="P1"><text:tab/>public static void main(String[] args) throws IOException {</text:p>
      <text:p text:style-name="P1"><text:tab/><text:tab/>double total1,total2,total3,totalfinal1,totalfinal2,totalfinal3;</text:p>
      <text:p text:style-name="P1"><text:tab/><text:tab/></text:p>
      <text:p text:style-name="P1"><text:soft-page-break/><text:tab/><text:tab/>BufferedReader reader = new BufferedReader(new InputStreamReader(System.in));</text:p>
      <text:p text:style-name="P1"><text:tab/><text:tab/></text:p>
      <text:p text:style-name="P1"><text:s text:c="8"/>System.out.print("Pon la cantidad vendida de cola: ");</text:p>
      <text:p text:style-name="P1"><text:s text:c="8"/>String vendido1 = reader.readLine();</text:p>
      <text:p text:style-name="P1"><text:s text:c="8"/>System.out.print("Pon el precio de cola: ");</text:p>
      <text:p text:style-name="P1"><text:s text:c="8"/>String precio1 = reader.readLine();</text:p>
      <text:p text:style-name="P1"><text:s text:c="8"/>System.out.print("Pon la cantidad vendida de taronja: ");</text:p>
      <text:p text:style-name="P1"><text:s text:c="8"/>String vendido2 = reader.readLine();</text:p>
      <text:p text:style-name="P1"><text:s text:c="8"/>System.out.print("Pon el precio de taronja: ");</text:p>
      <text:p text:style-name="P1"><text:s text:c="8"/>String precio2 = reader.readLine();</text:p>
      <text:p text:style-name="P1"><text:s text:c="8"/>System.out.print("Pon la cantidad vendida de llimona: ");</text:p>
      <text:p text:style-name="P1"><text:s text:c="8"/>String vendido3 = reader.readLine();</text:p>
      <text:p text:style-name="P1"><text:s text:c="8"/>System.out.print("Pon el precio de llimona: ");</text:p>
      <text:p text:style-name="P1"><text:s text:c="8"/>String precio3 = reader.readLine();</text:p>
      <text:p text:style-name="P1"><text:tab/><text:tab/></text:p>
      <text:p text:style-name="P1"><text:tab/><text:tab/>total1 = Double.parseDouble(vendido1);</text:p>
      <text:p text:style-name="P1"><text:tab/><text:tab/>total2 = Double.parseDouble(vendido2);</text:p>
      <text:p text:style-name="P1"><text:tab/><text:tab/>total3 = Double.parseDouble(vendido3);</text:p>
      <text:p text:style-name="P1"><text:tab/><text:tab/>double total4 = Double.parseDouble(precio1);</text:p>
      <text:p text:style-name="P1"><text:tab/><text:tab/>double total5 = Double.parseDouble(precio2);</text:p>
      <text:p text:style-name="P1"><text:tab/><text:tab/>double total6 = Double.parseDouble(precio3);</text:p>
      <text:p text:style-name="P1"><text:soft-page-break/><text:tab/><text:tab/></text:p>
      <text:p text:style-name="P1"><text:tab/><text:tab/>totalfinal1 = (total1 * total4);</text:p>
      <text:p text:style-name="P1"><text:tab/><text:tab/>totalfinal2 = (total2 * total5);</text:p>
      <text:p text:style-name="P1"><text:tab/><text:tab/>totalfinal3 = (total3 * total6);</text:p>
      <text:p text:style-name="P1"><text:tab/><text:tab/></text:p>
      <text:p text:style-name="P1"><text:s text:c="8"/>System.out.println("---------------------------------------");</text:p>
      <text:p text:style-name="P1"><text:s text:c="8"/>System.out.println("Producte<text:tab/>Vendes<text:tab/>Preu<text:tab/>Total");</text:p>
      <text:p text:style-name="P1"><text:s text:c="8"/>System.out.print("Cola<text:tab/><text:tab/>"+vendido1+" <text:s text:c="7"/>"+precio1+" <text:s text:c="6"/>");System.out.println(totalfinal1);</text:p>
      <text:p text:style-name="P1"><text:s text:c="8"/>System.out.print("Taronja<text:tab/><text:tab/>"+vendido2+" <text:s text:c="7"/>"+precio2+" <text:s text:c="6"/>");System.out.println(totalfinal2);</text:p>
      <text:p text:style-name="P1"><text:s text:c="8"/>System.out.print("Llimona<text:tab/><text:tab/>"+vendido3+" <text:s text:c="7"/>"+precio3+" <text:s text:c="6"/>");System.out.println(totalfinal3);</text:p>
      <text:p text:style-name="P1"><text:s text:c="8"/>System.out.println("---------------------------------------");</text:p>
      <text:p text:style-name="P1"><text:s text:c="8"/>System.out.print("TOTAL<text:tab/><text:tab/><text:tab/><text:tab/> ");System.out.println(totalfinal1+totalfinal2+totalfinal3);</text:p>
      <text:p text:style-name="P1"><text:tab/>}</text:p>
      <text:p text:style-name="P1">}</text:p>
      <text:p text:style-name="P1"/>
      <text:p text:style-name="P3"/>
      <text:p text:style-name="P1"><text:span text:style-name="T2">Ejercicio 14</text:span></text:p>
      <text:p text:style-name="P1"><text:span text:style-name="T2">Python:</text:span></text:p>
      <text:p text:style-name="P1">#\t tabulador</text:p>
      <text:p text:style-name="P1">#Programa que demani <text:s/>un nombre sencer i mostri l’últim dígit.</text:p>
      <text:p text:style-name="P1">#14</text:p>
      <text:p text:style-name="P1"><text:soft-page-break/></text:p>
      <text:p text:style-name="P1">num=int(input("Pon un numero entero: "))</text:p>
      <text:p text:style-name="P1">num2= num % 10</text:p>
      <text:p text:style-name="P1">print num2</text:p>
      <text:p text:style-name="P1"/>
      <text:p text:style-name="P1"><text:span text:style-name="T2">Java:</text:span></text:p>
      <text:p text:style-name="P1">//Programa que demani <text:s/>un nombre sencer i mostri l’últim dígit.</text:p>
      <text:p text:style-name="P1">//14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int num2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un numero entero: ");</text:p>
      <text:p text:style-name="P1"><text:tab/><text:tab/>String num = reader.readLine();</text:p>
      <text:p text:style-name="P1"><text:tab/><text:tab/></text:p>
      <text:p text:style-name="P1"><text:tab/><text:tab/>num2 = Integer.parseInt(num);</text:p>
      <text:p text:style-name="P1"><text:soft-page-break/><text:tab/><text:tab/></text:p>
      <text:p text:style-name="P1"><text:tab/><text:tab/>int result = num2%10; //Usando el modulo parar sacar los 2 ultimos numeros</text:p>
      <text:p text:style-name="P1"><text:tab/><text:tab/></text:p>
      <text:p text:style-name="P1"><text:tab/><text:tab/>System.out.print(result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3"/>
      <text:p text:style-name="P1"><text:span text:style-name="T2">Ejercicio 15 </text:span></text:p>
      <text:p text:style-name="P1"><text:span text:style-name="T2">Python:</text:span></text:p>
      <text:p text:style-name="P1">#Escriu un programa que demani a l’usuari la quantitat de segons </text:p>
      <text:p text:style-name="P1">#i mostri per pantalla a quantes hores, minuts i segons corresponen</text:p>
      <text:p text:style-name="P1">#(p.ex: 3661 segons corresponen a 1 hora + 1 minut + 1 segon).</text:p>
      <text:p text:style-name="P1">#15</text:p>
      <text:p text:style-name="P1"/>
      <text:p text:style-name="P1">numseg=int(input("Pon los segundos: "))</text:p>
      <text:p text:style-name="P1">horas=(int(numseg/3600))</text:p>
      <text:p text:style-name="P1">minutos=int((numseg-(horas*3600))/60)</text:p>
      <text:p text:style-name="P1">segundos=numseg-((horas*3600)+(minutos*60))</text:p>
      <text:p text:style-name="P1"><text:soft-page-break/>print(str(horas)+"h "+str(minutos)+"m "+str(segundos)+"s")</text:p>
      <text:p text:style-name="P1"/>
      <text:p text:style-name="P1"><text:span text:style-name="T2">Java:</text:span></text:p>
      <text:p text:style-name="P1">//Escriu un programa que demani a l’usuari la quantitat de segons </text:p>
      <text:p text:style-name="P1">//i mostri per pantalla a quantes hores, minuts i segons corresponen </text:p>
      <text:p text:style-name="P1">//(p.ex: 3661 segons corresponen a 1 hora + 1 minut + 1 segon).</text:p>
      <text:p text:style-name="P1">//15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</text:p>
      <text:p text:style-name="P1"><text:tab/><text:tab/>int segundos,horas,minutos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tab/><text:tab/>System.out.print("Pon los segundos: ");</text:p>
      <text:p text:style-name="P1"><text:tab/><text:tab/>String seg = reader.readLine();</text:p>
      <text:p text:style-name="P1"><text:tab/><text:tab/></text:p>
      <text:p text:style-name="P1"><text:tab/><text:tab/>segundos = Integer.parseInt(seg);</text:p>
      <text:p text:style-name="P1"><text:soft-page-break/><text:tab/><text:tab/></text:p>
      <text:p text:style-name="P1"><text:tab/><text:tab/>horas = segundos/3600;</text:p>
      <text:p text:style-name="P1"><text:tab/><text:tab/>minutos = (segundos-(horas*3600))/60;</text:p>
      <text:p text:style-name="P1"><text:tab/><text:tab/>segundos = segundos-((horas*3600)+(minutos*60));</text:p>
      <text:p text:style-name="P1"><text:tab/><text:tab/></text:p>
      <text:p text:style-name="P1"><text:tab/><text:tab/>System.out.print(horas+"h "+minutos+"m "+segundos+"s");</text:p>
      <text:p text:style-name="P1"><text:tab/><text:tab/></text:p>
      <text:p text:style-name="P1"><text:tab/>}</text:p>
      <text:p text:style-name="P1">}</text:p>
      <text:p text:style-name="P1"/>
      <text:p text:style-name="P3"/>
      <text:p text:style-name="P1"><text:span text:style-name="T2">Ejercicio 16</text:span></text:p>
      <text:p text:style-name="P1"><text:span text:style-name="T2">Python:</text:span></text:p>
      <text:p text:style-name="P1">#Genera un programa que donat un nom i un cognom (demanats a l'usuari), </text:p>
      <text:p text:style-name="P1">#generi un identificador d'usuari que és nom.cognom i una contrasenya </text:p>
      <text:p text:style-name="P1">#de 3 números que es generaran aleatòriament.</text:p>
      <text:p text:style-name="P1">#16</text:p>
      <text:p text:style-name="P1">import random #Para poder generar la funcion para generar numeros aleatorios.</text:p>
      <text:p text:style-name="P1"/>
      <text:p text:style-name="P1">nombre=input("Como te llamas? ")</text:p>
      <text:p text:style-name="P1">apellido=input("Cual es tu primer apellido? ")</text:p>
      <text:p text:style-name="P1"><text:soft-page-break/></text:p>
      <text:p text:style-name="P1">identificador=nombre+"."+apellido</text:p>
      <text:p text:style-name="P1">password = random.randrange(100,999) #randrange saca un numero aleatorio de entre el rango metido en este caso 100-999 para que saque 3 numeros.</text:p>
      <text:p text:style-name="P1">print (identificador,"\n",password)</text:p>
      <text:p text:style-name="P1"/>
      <text:p text:style-name="P1"><text:span text:style-name="T2">Java:</text:span></text:p>
      <text:p text:style-name="P1">//Genera un programa que donat un nom i un cognom (demanats a l'usuari), </text:p>
      <text:p text:style-name="P1">//generi un identificador d'usuari que és nom.cognom i una contrasenya de 3 </text:p>
      <text:p text:style-name="P1">//números que es generaran aleatòriament.</text:p>
      <text:p text:style-name="P1">//16</text:p>
      <text:p text:style-name="P1"/>
      <text:p text:style-name="P1">import java.io.*;</text:p>
      <text:p text:style-name="P1"><text:s/></text:p>
      <text:p text:style-name="P1">public class practica5{</text:p>
      <text:p text:style-name="P1"><text:tab/>public static void main(String[] args) throws IOException {</text:p>
      <text:p text:style-name="P1"><text:tab/><text:tab/></text:p>
      <text:p text:style-name="P1"><text:tab/><text:tab/>String identificador;</text:p>
      <text:p text:style-name="P1"><text:tab/><text:tab/>int password;</text:p>
      <text:p text:style-name="P1"><text:tab/><text:tab/></text:p>
      <text:p text:style-name="P1"><text:tab/><text:tab/>BufferedReader reader = new BufferedReader(new InputStreamReader(System.in));</text:p>
      <text:p text:style-name="P1"><text:tab/><text:tab/></text:p>
      <text:p text:style-name="P1"><text:soft-page-break/><text:tab/><text:tab/>System.out.print("Como te llamas? : ");</text:p>
      <text:p text:style-name="P1"><text:tab/><text:tab/>String name = reader.readLine();</text:p>
      <text:p text:style-name="P1"><text:tab/><text:tab/>System.out.print("Cual es tu primer apellido? : ");</text:p>
      <text:p text:style-name="P1"><text:tab/><text:tab/>String apell = reader.readLine();</text:p>
      <text:p text:style-name="P1"><text:tab/><text:tab/></text:p>
      <text:p text:style-name="P1"><text:tab/><text:tab/>identificador = name+"."+apell;</text:p>
      <text:p text:style-name="P1"><text:tab/><text:tab/>password = 100 + (int)(Math.random() * 999); </text:p>
      <text:p text:style-name="P1"><text:tab/><text:tab/></text:p>
      <text:p text:style-name="P1"><text:tab/><text:tab/>System.out.print(identificador+"\n"+password);</text:p>
      <text:p text:style-name="P1"><text:tab/><text:tab/></text:p>
      <text:p text:style-name="P1"><text:tab/>}</text:p>
      <text:p text:style-name="P1">}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4" meta:paragraph-count="612" meta:word-count="2321" meta:character-count="18724" meta:non-whitespace-character-count="15850"/>
    <meta:generator>LibreOfficeDev/5.1.0.3$Linux_X86_64 LibreOffice_project/</meta:generator>
  </office:meta>
</office:document-meta>
</file>